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entonSans" svg:font-family="BentonSans"/>
    <style:font-face style:name="BentonSansCondensed" svg:font-family="BentonSansCondensed"/>
    <style:font-face style:name="BentonSansCondensed-Book" svg:font-family="BentonSansCondensed-Book"/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ZapfDingbatsITC" svg:font-family="ZapfDingbatsITC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231f20" loext:decorative="false"/>
    </style:style>
    <style:style style:name="gr2" style:family="graphic" style:parent-style-name="standard">
      <style:graphic-properties draw:stroke="solid" svg:stroke-width="0.035cm" svg:stroke-color="#231f20" draw:stroke-linejoin="miter" svg:stroke-linecap="butt" draw:fill="none" fo:padding-top="0.017cm" fo:padding-bottom="0.017cm" fo:padding-left="0.017cm" fo:padding-right="0.017cm" loext:decorative="fals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81cm" fo:min-width="0.281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solid" svg:stroke-width="0.017cm" svg:stroke-color="#231f20" draw:stroke-linejoin="miter" svg:stroke-linecap="butt" draw:fill="none" fo:padding-top="0.008cm" fo:padding-bottom="0.008cm" fo:padding-left="0.008cm" fo:padding-right="0.008cm" loext:decorative="false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46cm" fo:min-width="0.246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solid" draw:fill-color="#e9e9e9" loext:decorative="false"/>
    </style:style>
    <style:style style:name="gr10" style:family="graphic" style:parent-style-name="standard">
      <style:graphic-properties draw:stroke="solid" svg:stroke-width="0.035cm" svg:stroke-color="#ffffff" draw:stroke-linejoin="miter" svg:stroke-linecap="butt" draw:fill="none" fo:padding-top="0.017cm" fo:padding-bottom="0.017cm" fo:padding-left="0.017cm" fo:padding-right="0.017cm" loext:decorative="false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000000" loext:decorative="fals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1cm" fo:min-width="0.81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69cm" fo:min-width="0.669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93cm" fo:min-width="0.493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599cm" fo:min-width="0.599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solid" draw:fill-color="#ffffff" loext:decorative="false"/>
    </style:style>
    <style:style style:name="gr20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 loext:decorative="false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75cm" fo:min-width="0.775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231f20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6pt" style:font-size-asian="6pt" style:font-size-complex="6pt"/>
    </style:style>
    <style:style style:name="P5" style:family="paragraph">
      <loext:graphic-properties draw:fill="none"/>
      <style:text-properties fo:font-size="8pt" style:font-size-asian="8pt" style:font-size-complex="8pt"/>
    </style:style>
    <style:style style:name="P6" style:family="paragraph">
      <loext:graphic-properties draw:fill="none"/>
      <style:text-properties fo:font-size="12pt" style:font-size-asian="12pt" style:font-size-complex="12pt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loext:graphic-properties draw:fill="solid" draw:fill-color="#e9e9e9"/>
    </style:style>
    <style:style style:name="P10" style:family="paragraph">
      <loext:graphic-properties draw:fill="none"/>
      <style:text-properties fo:font-size="10pt" style:font-size-asian="10pt" style:font-size-complex="10pt"/>
    </style:style>
    <style:style style:name="P11" style:family="paragraph">
      <loext:graphic-properties draw:fill="none"/>
      <style:text-properties fo:font-size="16pt" style:font-size-asian="16pt" style:font-size-complex="16pt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text-properties fo:font-size="18pt" style:font-size-asian="18pt" style:font-size-complex="18pt"/>
    </style:style>
    <style:style style:name="P14" style:family="paragraph">
      <loext:graphic-properties draw:fill="none"/>
      <style:text-properties fo:font-size="23pt" style:font-size-asian="23pt" style:font-size-complex="23pt"/>
    </style:style>
    <style:style style:name="P15" style:family="paragraph">
      <loext:graphic-properties draw:fill="none"/>
      <style:text-properties fo:font-size="19pt" style:font-size-asian="19pt" style:font-size-complex="19pt"/>
    </style:style>
    <style:style style:name="P16" style:family="paragraph">
      <loext:graphic-properties draw:fill="none"/>
      <style:text-properties fo:font-size="14pt" style:font-size-asian="14pt" style:font-size-complex="14pt"/>
    </style:style>
    <style:style style:name="P17" style:family="paragraph">
      <loext:graphic-properties draw:fill="none"/>
      <style:text-properties fo:font-size="17pt" style:font-size-asian="17pt" style:font-size-complex="17pt"/>
    </style:style>
    <style:style style:name="P18" style:family="paragraph">
      <loext:graphic-properties draw:fill="solid" draw:fill-color="#ffffff"/>
    </style:style>
    <style:style style:name="P19" style:family="paragraph">
      <loext:graphic-properties draw:fill="none"/>
      <style:text-properties fo:font-size="22pt" style:font-size-asian="22pt" style:font-size-complex="22pt"/>
    </style:style>
    <style:style style:name="T1" style:family="text">
      <style:text-properties fo:color="#231f20" loext:opacity="100%" style:font-name="BentonSansCondensed" fo:font-size="6pt" fo:font-weight="normal" style:font-name-asian="BentonSansCondensed" style:font-size-asian="6pt" style:font-weight-asian="normal" style:font-name-complex="BentonSansCondensed" style:font-size-complex="6pt" style:font-weight-complex="normal"/>
    </style:style>
    <style:style style:name="T2" style:family="text">
      <style:text-properties fo:color="#231f20" loext:opacity="100%" style:font-name="BentonSansCondensed" fo:font-size="8pt" fo:font-weight="normal" style:font-name-asian="BentonSansCondensed" style:font-size-asian="8pt" style:font-weight-asian="normal" style:font-name-complex="BentonSansCondensed" style:font-size-complex="8pt" style:font-weight-complex="normal"/>
    </style:style>
    <style:style style:name="T3" style:family="text">
      <style:text-properties fo:color="#231f20" loext:opacity="100%" style:font-name="BentonSansCondensed" fo:font-size="6pt" fo:font-weight="bold" style:font-name-asian="BentonSansCondensed" style:font-size-asian="6pt" style:font-weight-asian="bold" style:font-name-complex="BentonSansCondensed" style:font-size-complex="6pt" style:font-weight-complex="bold"/>
    </style:style>
    <style:style style:name="T4" style:family="text">
      <style:text-properties fo:color="#231f20" loext:opacity="100%" style:font-name="BentonSansCondensed" fo:font-size="8pt" fo:font-weight="bold" style:font-name-asian="BentonSansCondensed" style:font-size-asian="8pt" style:font-weight-asian="bold" style:font-name-complex="BentonSansCondensed" style:font-size-complex="8pt" style:font-weight-complex="bold"/>
    </style:style>
    <style:style style:name="T5" style:family="text">
      <style:text-properties fo:color="#231f20" loext:opacity="100%" style:font-name="BentonSans" fo:font-size="12pt" fo:font-weight="bold" style:font-name-asian="BentonSans" style:font-size-asian="12pt" style:font-weight-asian="bold" style:font-name-complex="BentonSans" style:font-size-complex="12pt" style:font-weight-complex="bold"/>
    </style:style>
    <style:style style:name="T6" style:family="text">
      <style:text-properties fo:color="#231f20" loext:opacity="100%" style:font-name="BentonSansCondensed-Book" fo:font-size="7pt" fo:font-style="italic" fo:font-weight="normal" style:font-name-asian="BentonSansCondensed-Book" style:font-size-asian="7pt" style:font-style-asian="italic" style:font-weight-asian="normal" style:font-name-complex="BentonSansCondensed-Book" style:font-size-complex="7pt" style:font-style-complex="italic" style:font-weight-complex="normal"/>
    </style:style>
    <style:style style:name="T7" style:family="text">
      <style:text-properties fo:color="#231f20" loext:opacity="100%" style:font-name="BentonSansCondensed" fo:font-size="7pt" fo:font-weight="normal" style:font-name-asian="BentonSansCondensed" style:font-size-asian="7pt" style:font-weight-asian="normal" style:font-name-complex="BentonSansCondensed" style:font-size-complex="7pt" style:font-weight-complex="normal"/>
    </style:style>
    <style:style style:name="T8" style:family="text">
      <style:text-properties fo:color="#231f20" loext:opacity="100%" style:font-name="BentonSansCondensed" fo:font-size="9pt" fo:font-weight="normal" style:font-name-asian="BentonSansCondensed" style:font-size-asian="9pt" style:font-weight-asian="normal" style:font-name-complex="BentonSansCondensed" style:font-size-complex="9pt" style:font-weight-complex="normal"/>
    </style:style>
    <style:style style:name="T9" style:family="text">
      <style:text-properties fo:color="#231f20" loext:opacity="100%" style:font-name="ZapfDingbatsITC" fo:font-size="12pt" fo:font-weight="normal" style:font-name-asian="ZapfDingbatsITC" style:font-size-asian="12pt" style:font-weight-asian="normal" style:font-name-complex="ZapfDingbatsITC" style:font-size-complex="12pt" style:font-weight-complex="normal"/>
    </style:style>
    <style:style style:name="T10" style:family="text">
      <style:text-properties fo:color="#231f20" loext:opacity="100%" style:font-name="BentonSansCondensed-Book" fo:font-size="8pt" fo:font-style="italic" fo:font-weight="normal" style:font-name-asian="BentonSansCondensed-Book" style:font-size-asian="8pt" style:font-style-asian="italic" style:font-weight-asian="normal" style:font-name-complex="BentonSansCondensed-Book" style:font-size-complex="8pt" style:font-style-complex="italic" style:font-weight-complex="normal"/>
    </style:style>
    <style:style style:name="T11" style:family="text">
      <style:text-properties fo:color="#231f20" loext:opacity="100%" style:font-name="BentonSansCondensed" fo:font-size="9pt" fo:font-weight="bold" style:font-name-asian="BentonSansCondensed" style:font-size-asian="9pt" style:font-weight-asian="bold" style:font-name-complex="BentonSansCondensed" style:font-size-complex="9pt" style:font-weight-complex="bold"/>
    </style:style>
    <style:style style:name="T12" style:family="text">
      <style:text-properties fo:color="#231f20" loext:opacity="100%" style:font-name="BentonSansCondensed" fo:font-size="8pt" fo:font-style="italic" fo:font-weight="normal" style:font-name-asian="BentonSansCondensed" style:font-size-asian="8pt" style:font-style-asian="italic" style:font-weight-asian="normal" style:font-name-complex="BentonSansCondensed" style:font-size-complex="8pt" style:font-style-complex="italic" style:font-weight-complex="normal"/>
    </style:style>
    <style:style style:name="T13" style:family="text">
      <style:text-properties fo:color="#eb1c24" loext:opacity="100%" style:font-name="BentonSansCondensed" fo:font-size="10pt" fo:font-weight="normal" style:font-name-asian="BentonSansCondensed" style:font-size-asian="10pt" style:font-weight-asian="normal" style:font-name-complex="BentonSansCondensed" style:font-size-complex="10pt" style:font-weight-complex="normal"/>
    </style:style>
    <style:style style:name="T14" style:family="text">
      <style:text-properties fo:color="#000000" loext:opacity="100%" style:font-name="Helvetica" fo:font-size="16pt" fo:font-weight="normal" style:font-name-asian="Helvetica" style:font-size-asian="16pt" style:font-weight-asian="normal" style:font-name-complex="Helvetica" style:font-size-complex="16pt" style:font-weight-complex="normal"/>
    </style:style>
    <style:style style:name="T15" style:family="text">
      <style:text-properties fo:color="#000000" loext:opacity="100%" style:font-name="Helvetica" fo:font-size="18pt" fo:font-weight="normal" style:font-name-asian="Helvetica" style:font-size-asian="18pt" style:font-weight-asian="normal" style:font-name-complex="Helvetica" style:font-size-complex="18pt" style:font-weight-complex="normal"/>
    </style:style>
    <style:style style:name="T16" style:family="text">
      <style:text-properties fo:color="#000000" loext:opacity="100%" style:font-name="Helvetica" fo:font-size="23pt" fo:font-weight="normal" style:font-name-asian="Helvetica" style:font-size-asian="23pt" style:font-weight-asian="normal" style:font-name-complex="Helvetica" style:font-size-complex="23pt" style:font-weight-complex="normal"/>
    </style:style>
    <style:style style:name="T17" style:family="text">
      <style:text-properties fo:color="#000000" loext:opacity="100%" style:font-name="Helvetica" fo:font-size="8pt" fo:font-weight="normal" style:font-name-asian="Helvetica" style:font-size-asian="8pt" style:font-weight-asian="normal" style:font-name-complex="Helvetica" style:font-size-complex="8pt" style:font-weight-complex="normal"/>
    </style:style>
    <style:style style:name="T18" style:family="text">
      <style:text-properties fo:color="#000000" loext:opacity="100%" style:font-name="Helvetica" fo:font-size="19pt" fo:font-weight="normal" style:font-name-asian="Helvetica" style:font-size-asian="19pt" style:font-weight-asian="normal" style:font-name-complex="Helvetica" style:font-size-complex="19pt" style:font-weight-complex="normal"/>
    </style:style>
    <style:style style:name="T19" style:family="text">
      <style:text-properties fo:color="#000000" loext:opacity="100%" style:font-name="Helvetica" fo:font-size="14pt" fo:font-weight="normal" style:font-name-asian="Helvetica" style:font-size-asian="14pt" style:font-weight-asian="normal" style:font-name-complex="Helvetica" style:font-size-complex="14pt" style:font-weight-complex="normal"/>
    </style:style>
    <style:style style:name="T20" style:family="text">
      <style:text-properties fo:color="#000000" loext:opacity="100%" style:font-name="Helvetica" fo:font-size="17pt" fo:font-weight="normal" style:font-name-asian="Helvetica" style:font-size-asian="17pt" style:font-weight-asian="normal" style:font-name-complex="Helvetica" style:font-size-complex="17pt" style:font-weight-complex="normal"/>
    </style:style>
    <style:style style:name="T21" style:family="text">
      <style:text-properties fo:color="#000000" loext:opacity="100%" style:font-name="Helvetica" fo:font-size="10pt" fo:font-weight="normal" style:font-name-asian="Helvetica" style:font-size-asian="10pt" style:font-weight-asian="normal" style:font-name-complex="Helvetica" style:font-size-complex="10pt" style:font-weight-complex="normal"/>
    </style:style>
    <style:style style:name="T22" style:family="text">
      <style:text-properties fo:color="#000000" loext:opacity="100%" style:font-name="Helvetica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T23" style:family="text">
      <style:text-properties fo:color="#000000" loext:opacity="100%" style:font-name="Helvetica" fo:font-size="7pt" fo:font-weight="normal" style:font-name-asian="Helvetica" style:font-size-asian="7pt" style:font-weight-asian="normal" style:font-name-complex="Helvetica" style:font-size-complex="7pt" style:font-weight-complex="normal"/>
    </style:style>
    <style:style style:name="T24" style:family="text">
      <style:text-properties fo:color="#000000" loext:opacity="100%" style:font-name="Helvetica" fo:font-size="22pt" fo:font-weight="normal" style:font-name-asian="Helvetica" style:font-size-asian="22pt" style:font-weight-asian="normal" style:font-name-complex="Helvetica" style:font-size-complex="22pt" style:font-weight-complex="normal"/>
    </style:style>
    <style:style style:name="T25" style:family="text">
      <style:text-properties fo:color="#000000" loext:opacity="100%" style:font-name="Helvetica" fo:font-size="6pt" fo:font-weight="normal" style:font-name-asian="Helvetica" style:font-size-asian="6pt" style:font-weight-asian="normal" style:font-name-complex="Helvetica" style:font-size-complex="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0.174cm" svg:height="0.329cm" svg:x="7.998cm" svg:y="25.746cm" svg:viewBox="0 0 175 330" draw:points="0,0 0,330 45,330 45,180 156,180 156,150 45,150 45,32 175,32 175,0">
          <text:p/>
        </draw:polygon>
        <draw:polygon draw:style-name="gr1" draw:text-style-name="P1" draw:layer="layout" svg:width="0.169cm" svg:height="0.329cm" svg:x="8.221cm" svg:y="25.746cm" svg:viewBox="0 0 170 330" draw:points="0,0 0,330 170,330 170,299 45,299 45,0">
          <text:p/>
        </draw:polygon>
        <draw:path draw:style-name="gr1" draw:text-style-name="P1" draw:layer="layout" svg:width="0.21cm" svg:height="0.336cm" svg:x="8.434cm" svg:y="25.742cm" svg:viewBox="0 0 211 337" svg:d="M106 307c42 0 60-14 60-49v-180c0-34-18-47-60-47s-60 13-60 47v180c0 35 18 49 60 49zM104 0h5c66 0 102 23 102 70v197c0 48-36 70-102 70h-5c-67 0-104-22-104-70v-197c0-48 37-70 104-70z">
          <text:p/>
        </draw:path>
        <draw:path draw:style-name="gr1" draw:text-style-name="P1" draw:layer="layout" svg:width="0.223cm" svg:height="0.329cm" svg:x="8.715cm" svg:y="25.746cm" svg:viewBox="0 0 224 330" svg:d="M45 161h59c42 0 60-13 60-47v-35c0-34-18-47-60-47h-59zM177 330l-67-139h-3-62v139h-45v-330h107c66 0 102 24 102 71v51c0 34-19 55-55 64l70 144z">
          <text:p/>
        </draw:path>
        <draw:polygon draw:style-name="gr1" draw:text-style-name="P1" draw:layer="layout" svg:width="0.045cm" svg:height="0.329cm" svg:x="8.996cm" svg:y="25.746cm" svg:viewBox="0 0 46 330" draw:points="0,0 46,0 46,330 0,330">
          <text:p/>
        </draw:polygon>
        <draw:path draw:style-name="gr1" draw:text-style-name="P1" draw:layer="layout" svg:width="0.207cm" svg:height="0.329cm" svg:x="9.116cm" svg:y="25.746cm" svg:viewBox="0 0 208 330" svg:d="M103 32h-58v267h58c42 0 60-13 60-47v-173c0-34-18-47-60-47zM208 70v190c0 47-36 70-103 70h-105v-330h105c67 0 103 24 103 70z">
          <text:p/>
        </draw:path>
        <draw:path draw:style-name="gr1" draw:text-style-name="P1" draw:layer="layout" svg:width="0.24cm" svg:height="0.329cm" svg:x="9.362cm" svg:y="25.746cm" svg:viewBox="0 0 241 330" svg:d="M165 219l-45-171-47 171zM173 248h-107l-22 82h-44l93-330h54l94 330h-46z">
          <text:p/>
        </draw:path>
        <draw:path draw:style-name="gr1" draw:text-style-name="P1" draw:layer="layout" svg:width="0.046cm" svg:height="0.1cm" svg:x="9.618cm" svg:y="25.746cm" svg:viewBox="0 0 47 101" svg:d="M47 31c0 28-12 52-27 70l-19-8c10-13 20-34 21-51h-22v-42h47z">
          <text:p/>
        </draw:path>
        <draw:path draw:style-name="gr1" draw:text-style-name="P1" draw:layer="layout" svg:width="0.202cm" svg:height="0.336cm" svg:x="9.719cm" svg:y="25.742cm" svg:viewBox="0 0 203 337" svg:d="M157 119v-44c0-31-16-45-56-45s-57 14-57 45v23c0 22 10 29 40 41l63 26c33 14 56 32 56 59v44c0 49-34 69-101 69h-1c-67 0-101-20-101-69v-55h44v47c0 31 17 47 58 47 40 0 57-16 57-47v-26c0-22-12-30-42-43l-62-25c-38-16-55-30-55-59v-39c0-46 40-68 101-68h1c60 0 100 22 100 68v51z">
          <text:p/>
        </draw:path>
        <draw:path draw:style-name="gr1" draw:text-style-name="P1" draw:layer="layout" svg:width="0.217cm" svg:height="0.336cm" svg:x="10.065cm" svg:y="25.742cm" svg:viewBox="0 0 218 337" svg:d="M145 121v-46c0-20-15-28-36-28-22 0-37 8-37 28v23c0 17 7 24 28 33l51 22c42 18 67 32 67 67v48c0 52-42 69-108 69h-1c-67 0-109-17-109-69v-57h72v49c0 21 15 29 37 29s38-8 38-29v-25c0-17-7-26-29-35l-51-21c-43-19-67-34-67-68v-43c0-49 48-68 108-68h1c60 0 108 19 108 68v53z">
          <text:p/>
        </draw:path>
        <draw:polygon draw:style-name="gr1" draw:text-style-name="P1" draw:layer="layout" svg:width="0.219cm" svg:height="0.329cm" svg:x="10.303cm" svg:y="25.746cm" svg:viewBox="0 0 220 330" draw:points="220,49 147,49 147,330 74,330 74,49 0,49 0,0 220,0">
          <text:p/>
        </draw:polygon>
        <draw:polygon draw:style-name="gr1" draw:text-style-name="P1" draw:layer="layout" svg:width="0.194cm" svg:height="0.329cm" svg:x="10.555cm" svg:y="25.746cm" svg:viewBox="0 0 195 330" draw:points="0,330 0,0 193,0 193,49 73,49 73,139 174,139 174,187 73,187 73,282 195,282 195,330">
          <text:p/>
        </draw:polygon>
        <draw:polygon draw:style-name="gr1" draw:text-style-name="P1" draw:layer="layout" svg:width="0.31cm" svg:height="0.329cm" svg:x="10.796cm" svg:y="25.746cm" svg:viewBox="0 0 311 330" draw:points="175,282 133,282 68,129 68,330 0,330 0,0 69,0 153,192 239,0 311,0 311,330 241,330 241,129">
          <text:p/>
        </draw:polygon>
        <draw:path draw:style-name="gr1" draw:text-style-name="P1" draw:layer="layout" svg:width="0.204cm" svg:height="0.332cm" svg:x="11.267cm" svg:y="25.746cm" svg:viewBox="0 0 205 333" svg:d="M205 263c0 48-35 70-101 70h-2c-67 0-102-22-102-70v-263h45v254c0 35 16 48 58 48s57-13 57-48v-254h45z">
          <text:p/>
        </draw:path>
        <draw:polygon draw:style-name="gr1" draw:text-style-name="P1" draw:layer="layout" svg:width="0.215cm" svg:height="0.329cm" svg:x="11.544cm" svg:y="25.746cm" svg:viewBox="0 0 216 330" draw:points="0,330 0,0 45,0 173,250 173,0 216,0 216,330 172,330 42,76 42,330">
          <text:p/>
        </draw:polygon>
        <draw:polygon draw:style-name="gr1" draw:text-style-name="P1" draw:layer="layout" svg:width="0.045cm" svg:height="0.329cm" svg:x="11.835cm" svg:y="25.746cm" svg:viewBox="0 0 46 330" draw:points="0,0 46,0 46,330 0,330">
          <text:p/>
        </draw:polygon>
        <draw:polygon draw:style-name="gr1" draw:text-style-name="P1" draw:layer="layout" svg:width="0.23cm" svg:height="0.329cm" svg:x="11.93cm" svg:y="25.746cm" svg:viewBox="0 0 231 330" draw:points="140,330 90,330 0,0 46,0 117,272 187,0 231,0">
          <text:p/>
        </draw:polygon>
        <draw:polygon draw:style-name="gr1" draw:text-style-name="P1" draw:layer="layout" svg:width="0.179cm" svg:height="0.329cm" svg:x="12.207cm" svg:y="25.746cm" svg:viewBox="0 0 180 330" draw:points="0,330 0,0 178,0 178,32 45,32 45,148 157,148 157,178 45,178 45,299 180,299 180,330">
          <text:p/>
        </draw:polygon>
        <draw:path draw:style-name="gr1" draw:text-style-name="P1" draw:layer="layout" svg:width="0.223cm" svg:height="0.329cm" svg:x="12.444cm" svg:y="25.746cm" svg:viewBox="0 0 224 330" svg:d="M45 161h59c42 0 60-13 60-47v-35c0-34-18-47-60-47h-59zM177 330l-66-139h-4-62v139h-45v-330h107c66 0 102 24 102 71v51c0 34-19 55-55 64l70 144z">
          <text:p/>
        </draw:path>
        <draw:path draw:style-name="gr1" draw:text-style-name="P1" draw:layer="layout" svg:width="0.202cm" svg:height="0.336cm" svg:x="12.711cm" svg:y="25.742cm" svg:viewBox="0 0 203 337" svg:d="M158 119v-44c0-31-17-45-58-45-39 0-56 14-56 45v23c0 22 10 29 40 41l63 26c34 14 56 32 56 59v44c0 49-34 69-101 69h-2c-66 0-100-20-100-69v-55h44v47c0 31 17 47 57 47 41 0 58-16 58-47v-26c0-22-11-30-41-43l-62-25c-39-16-56-30-56-59v-39c0-46 40-68 100-68h1c61 0 101 22 101 68v51z">
          <text:p/>
        </draw:path>
        <draw:polygon draw:style-name="gr1" draw:text-style-name="P1" draw:layer="layout" svg:width="0.045cm" svg:height="0.329cm" svg:x="12.979cm" svg:y="25.746cm" svg:viewBox="0 0 46 330" draw:points="0,0 46,0 46,330 0,330">
          <text:p/>
        </draw:polygon>
        <draw:polygon draw:style-name="gr1" draw:text-style-name="P1" draw:layer="layout" svg:width="0.204cm" svg:height="0.329cm" svg:x="13.071cm" svg:y="25.746cm" svg:viewBox="0 0 205 330" draw:points="205,32 125,32 125,330 80,330 80,32 0,32 0,0 205,0">
          <text:p/>
        </draw:polygon>
        <draw:polygon draw:style-name="gr1" draw:text-style-name="P1" draw:layer="layout" svg:width="0.233cm" svg:height="0.329cm" svg:x="13.294cm" svg:y="25.746cm" svg:viewBox="0 0 234 330" draw:points="140,330 94,330 94,205 0,0 46,0 117,166 188,0 234,0 140,205">
          <text:p/>
        </draw:polygon>
        <draw:path draw:style-name="gr1" draw:text-style-name="P1" draw:layer="layout" svg:width="0.066cm" svg:height="0.089cm" svg:x="13.55cm" svg:y="25.746cm" svg:viewBox="0 0 67 90" svg:d="M29 42h5c3 0 6-1 6-5v-8c0-4-3-5-6-5h-5zM43 49l8 24h-10l-7-23h-5v23h-9v-57h15c8 0 14 3 14 12v10c0 6-2 9-6 11zM58 18c0-6-4-9-12-9h-24c-7 0-11 3-11 9v53c0 6 4 9 11 9h24c8 0 12-3 12-9zM67 19v51c0 13-8 20-22 20h-22c-13 0-23-7-23-20v-51c0-12 10-19 24-19h21c14 0 22 7 22 19z">
          <text:p/>
        </draw:path>
        <draw:line draw:style-name="gr2" draw:text-style-name="P2" draw:layer="layout" svg:x1="1.266cm" svg:y1="26.328cm" svg:x2="20.316cm" svg:y2="26.328cm">
          <text:p/>
        </draw:line>
        <draw:frame draw:style-name="gr3" draw:text-style-name="P4" draw:layer="layout" svg:width="1.098cm" svg:height="0.289cm" svg:x="19.331cm" svg:y="26.054cm">
          <draw:text-box>
            <text:p text:style-name="P3"><text:span text:style-name="T1">20220409g</text:span></text:p>
          </draw:text-box>
        </draw:frame>
        <draw:frame draw:style-name="gr4" draw:text-style-name="P5" draw:layer="layout" svg:width="4.07cm" svg:height="0.391cm" svg:x="2.914cm" svg:y="26.362cm">
          <draw:text-box>
            <text:p text:style-name="P3"><text:span text:style-name="T2">Florida Institute of Technology</text:span></text:p>
          </draw:text-box>
        </draw:frame>
        <draw:polygon draw:style-name="gr1" draw:text-style-name="P1" draw:layer="layout" svg:width="0.057cm" svg:height="0.057cm" svg:x="6.325cm" svg:y="26.559cm" svg:viewBox="0 0 58 58" draw:points="58,0 0,0 0,58 58,58">
          <text:p/>
        </draw:polygon>
        <draw:frame draw:style-name="gr3" draw:text-style-name="P4" draw:layer="layout" svg:width="0.211cm" svg:height="0.289cm" svg:x="6.278cm" svg:y="26.437cm">
          <draw:text-box>
            <text:p text:style-name="P3"><text:span text:style-name="T3"><text:s/></text:span></text:p>
          </draw:text-box>
        </draw:frame>
        <draw:frame draw:style-name="gr4" draw:text-style-name="P5" draw:layer="layout" svg:width="3.003cm" svg:height="0.391cm" svg:x="6.382cm" svg:y="26.362cm">
          <draw:text-box>
            <text:p text:style-name="P3"><text:span text:style-name="T4"><text:s/></text:span><text:span text:style-name="T2">Office of the Registrar</text:span></text:p>
          </draw:text-box>
        </draw:frame>
        <draw:polygon draw:style-name="gr1" draw:text-style-name="P1" draw:layer="layout" svg:width="0.057cm" svg:height="0.057cm" svg:x="8.934cm" svg:y="26.559cm" svg:viewBox="0 0 58 58" draw:points="58,0 0,0 0,58 58,58">
          <text:p/>
        </draw:polygon>
        <draw:frame draw:style-name="gr3" draw:text-style-name="P4" draw:layer="layout" svg:width="0.211cm" svg:height="0.289cm" svg:x="8.887cm" svg:y="26.437cm">
          <draw:text-box>
            <text:p text:style-name="P3"><text:span text:style-name="T3"><text:s/></text:span></text:p>
          </draw:text-box>
        </draw:frame>
        <draw:polygon draw:style-name="gr1" draw:text-style-name="P1" draw:layer="layout" svg:width="0.057cm" svg:height="0.057cm" svg:x="14.68cm" svg:y="26.559cm" svg:viewBox="0 0 58 58" draw:points="58,0 0,0 0,58 58,58">
          <text:p/>
        </draw:polygon>
        <draw:polygon draw:style-name="gr1" draw:text-style-name="P1" draw:layer="layout" svg:width="0.057cm" svg:height="0.057cm" svg:x="16.332cm" svg:y="26.559cm" svg:viewBox="0 0 58 58" draw:points="58,0 0,0 0,58 58,58">
          <text:p/>
        </draw:polygon>
        <draw:line draw:style-name="gr5" draw:text-style-name="P2" draw:layer="layout" svg:x1="1.27cm" svg:y1="2.822cm" svg:x2="20.317cm" svg:y2="2.822cm">
          <text:p/>
        </draw:line>
        <draw:polygon draw:style-name="gr1" draw:text-style-name="P1" draw:layer="layout" svg:width="0.341cm" svg:height="0.788cm" svg:x="1.679cm" svg:y="1.837cm" svg:viewBox="0 0 342 789" draw:points="0,0 0,789 131,789 131,115 342,115 342,0">
          <text:p/>
        </draw:polygon>
        <draw:polygon draw:style-name="gr1" draw:text-style-name="P1" draw:layer="layout" svg:width="0.332cm" svg:height="0.788cm" svg:x="2.111cm" svg:y="1.837cm" svg:viewBox="0 0 333 789" draw:points="0,0 0,789 333,789 333,672 131,672 131,0">
          <text:p/>
        </draw:polygon>
        <draw:path draw:style-name="gr1" draw:text-style-name="P1" draw:layer="layout" svg:width="0.405cm" svg:height="0.806cm" svg:x="2.524cm" svg:y="1.828cm" svg:viewBox="0 0 406 807" svg:d="M203 692c43 0 72-15 72-72v-432c0-57-29-73-72-73s-72 16-72 73v432c0 57 29 72 72 72zM199 0h9c119 0 198 47 198 167v474c0 119-79 166-198 166h-9c-121 0-199-47-199-166v-474c0-121 78-167 199-167z">
          <text:p/>
        </draw:path>
        <draw:path draw:style-name="gr1" draw:text-style-name="P1" draw:layer="layout" svg:width="0.429cm" svg:height="0.788cm" svg:x="3.053cm" svg:y="1.837cm" svg:viewBox="0 0 430 789" svg:d="M130 363h70c43 0 72-16 72-73v-102c0-56-29-73-72-73h-70zM297 789l-100-314h-67v314h-130v-789h204c120 0 199 47 199 168v140c0 76-32 123-86 147l113 334z">
          <text:p/>
        </draw:path>
        <draw:polygon draw:style-name="gr1" draw:text-style-name="P1" draw:layer="layout" svg:width="0.13cm" svg:height="0.788cm" svg:x="3.581cm" svg:y="1.837cm" svg:viewBox="0 0 131 789" draw:points="0,0 131,0 131,789 0,789">
          <text:p/>
        </draw:polygon>
        <draw:path draw:style-name="gr1" draw:text-style-name="P1" draw:layer="layout" svg:width="0.4cm" svg:height="0.788cm" svg:x="3.844cm" svg:y="1.837cm" svg:viewBox="0 0 401 789" svg:d="M197 115h-66v559h66c43 0 72-15 72-72v-414c0-56-29-73-72-73zM401 168v455c0 119-80 166-199 166h-202v-789h202c119 0 199 47 199 168z">
          <text:p/>
        </draw:path>
        <draw:path draw:style-name="gr1" draw:text-style-name="P1" draw:layer="layout" svg:width="0.46cm" svg:height="0.788cm" svg:x="4.313cm" svg:y="1.837cm" svg:viewBox="0 0 461 789" svg:d="M283 505l-55-350-55 350zM300 614h-144l-28 175h-128l148-789h164l149 789h-133z">
          <text:p/>
        </draw:path>
        <draw:polygon draw:style-name="gr1" draw:text-style-name="P1" draw:layer="layout" svg:width="0.394cm" svg:height="0.788cm" svg:x="4.993cm" svg:y="1.837cm" svg:viewBox="0 0 395 789" draw:points="395,115 263,115 263,789 132,789 132,115 0,115 0,0 395,0">
          <text:p/>
        </draw:polygon>
        <draw:polygon draw:style-name="gr1" draw:text-style-name="P1" draw:layer="layout" svg:width="0.349cm" svg:height="0.788cm" svg:x="5.471cm" svg:y="1.837cm" svg:viewBox="0 0 350 789" draw:points="0,789 0,0 346,0 346,115 130,115 130,332 311,332 311,447 130,447 130,674 350,674 350,789">
          <text:p/>
        </draw:polygon>
        <draw:path draw:style-name="gr1" draw:text-style-name="P1" draw:layer="layout" svg:width="0.399cm" svg:height="0.806cm" svg:x="5.923cm" svg:y="1.828cm" svg:viewBox="0 0 400 807" svg:d="M400 641c0 121-79 166-200 166h-2c-119 0-198-44-198-166v-474c0-117 79-167 198-167h2c121 0 200 50 200 167v145h-131v-124c0-56-28-73-70-73-41 0-68 17-68 73v432c0 55 27 72 68 72 42 0 70-17 70-72v-143h131z">
          <text:p/>
        </draw:path>
        <draw:polygon draw:style-name="gr1" draw:text-style-name="P1" draw:layer="layout" svg:width="0.411cm" svg:height="0.788cm" svg:x="6.441cm" svg:y="1.837cm" svg:viewBox="0 0 412 789" draw:points="130,0 130,330 280,330 280,0 412,0 412,789 280,789 280,447 130,447 130,789 0,789 0,0">
          <text:p/>
        </draw:polygon>
        <draw:path draw:style-name="gr1" draw:text-style-name="P1" draw:layer="layout" svg:width="0.844cm" svg:height="0.605cm" svg:x="1.178cm" svg:y="1.713cm" svg:viewBox="0 0 845 606" svg:d="M3 0c-2 16-3 33-3 50 0 307 379 556 845 556l-38-125c-420 0-766-212-804-481z">
          <text:p/>
        </draw:path>
        <draw:path draw:style-name="gr1" draw:text-style-name="P1" draw:layer="layout" svg:width="1.798cm" svg:height="0.894cm" svg:x="1.222cm" svg:y="1.164cm" svg:viewBox="0 0 1799 895" svg:d="M1799 272l-191-16 57-183-131 140-108-159 26 182c-136-142-386-236-671-236-431 0-781 216-781 481 0 177 154 331 383 414-197-84-327-224-327-384 0-257 339-467 757-467 256 0 482 78 619 199l-162-12c59 29 110 61 157 95l-130 140 179-69 28 189 58-182 165 96-106-159z">
          <text:p/>
        </draw:path>
        <draw:polygon draw:style-name="gr1" draw:text-style-name="P1" draw:layer="layout" svg:width="0cm" svg:height="0cm" svg:x="2.492cm" svg:y="1.394cm" svg:viewBox="0 0 0 0" draw:points="0,0">
          <text:p/>
        </draw:polygon>
        <draw:path draw:style-name="gr1" draw:text-style-name="P1" draw:layer="layout" svg:width="0.074cm" svg:height="0.099cm" svg:x="6.899cm" svg:y="2.526cm" svg:viewBox="0 0 75 100" svg:d="M31 47h6c3 0 6-1 6-6v-8c0-5-3-6-6-6h-6zM47 54l9 29h-11l-8-27h-6v27h-10v-65h16c10 0 16 3 16 13v12c0 6-2 9-6 11zM63 20c0-6-5-10-13-10h-26c-9 0-14 4-14 10v60c0 6 5 10 14 10h26c8 0 13-4 13-10zM75 21v58c0 13-11 21-26 21h-24c-16 0-25-8-25-21v-58c0-14 10-21 25-21h24c15 0 26 8 26 21z">
          <text:p/>
        </draw:path>
        <draw:frame draw:style-name="gr4" draw:text-style-name="P5" draw:layer="layout" svg:width="11.711cm" svg:height="0.391cm" svg:x="8.992cm" svg:y="26.362cm">
          <draw:text-box>
            <text:p text:style-name="P3"><text:span text:style-name="T2"><text:s/></text:span><text:span text:style-name="T2">150 W. University Blvd., Melbourne, FL 32901-6975 <text:s text:c="2"/>321-674-8115 <text:s text:c="2"/>registration@fit.edu</text:span></text:p>
          </draw:text-box>
        </draw:frame>
        <draw:frame draw:style-name="gr6" draw:text-style-name="P6" draw:layer="layout" svg:width="4.485cm" svg:height="0.577cm" svg:x="15.748cm" svg:y="2.236cm">
          <draw:text-box>
            <text:p text:style-name="P3"><text:span text:style-name="T5">REGISTRATION FORM</text:span></text:p>
          </draw:text-box>
        </draw:frame>
        <draw:frame draw:style-name="gr4" draw:text-style-name="P5" draw:layer="layout" svg:width="21.249cm" svg:height="0.391cm" svg:x="1.058cm" svg:y="4.789cm">
          <draw:text-box>
            <text:p text:style-name="P3"><text:span text:style-name="T2">STUDENT ID NO. <text:s/>_________________________________________  MAJOR CODE ________________________ LOCAL PHONE NO. _______________________________________________</text:span></text:p>
          </draw:text-box>
        </draw:frame>
        <draw:frame draw:style-name="gr4" draw:text-style-name="P5" draw:layer="layout" svg:width="20.606cm" svg:height="0.391cm" svg:x="1.058cm" svg:y="5.494cm">
          <draw:text-box>
            <text:p text:style-name="P3"><text:span text:style-name="T2">STUDENT NAME __________________________________________________________________________________________________________________________________________________</text:span></text:p>
          </draw:text-box>
        </draw:frame>
        <draw:frame draw:style-name="gr7" draw:text-style-name="P7" draw:layer="layout" svg:width="0.51cm" svg:height="0.335cm" svg:x="4.833cm" svg:y="5.814cm">
          <draw:text-box>
            <text:p text:style-name="P3"><text:span text:style-name="T6">Last </text:span></text:p>
          </draw:text-box>
        </draw:frame>
        <draw:frame draw:style-name="gr7" draw:text-style-name="P7" draw:layer="layout" svg:width="0.531cm" svg:height="0.335cm" svg:x="9.984cm" svg:y="5.814cm">
          <draw:text-box>
            <text:p text:style-name="P3"><text:span text:style-name="T6">First </text:span></text:p>
          </draw:text-box>
        </draw:frame>
        <draw:frame draw:style-name="gr7" draw:text-style-name="P7" draw:layer="layout" svg:width="0.739cm" svg:height="0.335cm" svg:x="15.522cm" svg:y="5.814cm">
          <draw:text-box>
            <text:p text:style-name="P3"><text:span text:style-name="T6">Middle</text:span></text:p>
          </draw:text-box>
        </draw:frame>
        <draw:frame draw:style-name="gr4" draw:text-style-name="P5" draw:layer="layout" svg:width="2.872cm" svg:height="0.391cm" svg:x="1.058cm" svg:y="6.306cm">
          <draw:text-box>
            <text:p text:style-name="P3"><text:span text:style-name="T2">FLORIDA TECH EMAIL</text:span></text:p>
          </draw:text-box>
        </draw:frame>
        <draw:frame draw:style-name="gr7" draw:text-style-name="P7" draw:layer="layout" svg:width="17.617cm" svg:height="0.335cm" svg:x="3.45cm" svg:y="6.343cm">
          <draw:text-box>
            <text:p text:style-name="P3"><text:span text:style-name="T7"><text:s/></text:span><text:span text:style-name="T7">_________________________________________________________________________________________________________________________________________________________________</text:span></text:p>
          </draw:text-box>
        </draw:frame>
        <draw:frame draw:style-name="gr4" draw:text-style-name="P5" draw:layer="layout" svg:width="0.645cm" svg:height="0.391cm" svg:x="2.112cm" svg:y="7.946cm">
          <draw:text-box>
            <text:p text:style-name="P3"><text:span text:style-name="T2">CRN </text:span></text:p>
          </draw:text-box>
        </draw:frame>
        <draw:frame draw:style-name="gr4" draw:text-style-name="P5" draw:layer="layout" svg:width="0.988cm" svg:height="0.391cm" svg:x="3.545cm" svg:y="7.946cm">
          <draw:text-box>
            <text:p text:style-name="P3"><text:span text:style-name="T2">PREFIX </text:span></text:p>
          </draw:text-box>
        </draw:frame>
        <draw:frame draw:style-name="gr4" draw:text-style-name="P5" draw:layer="layout" svg:width="1.759cm" svg:height="0.391cm" svg:x="4.688cm" svg:y="7.946cm">
          <draw:text-box>
            <text:p text:style-name="P3"><text:span text:style-name="T2">COURSE NO. </text:span></text:p>
          </draw:text-box>
        </draw:frame>
        <draw:frame draw:style-name="gr4" draw:text-style-name="P5" draw:layer="layout" svg:width="0.641cm" svg:height="0.391cm" svg:x="6.59cm" svg:y="7.946cm">
          <draw:text-box>
            <text:p text:style-name="P3"><text:span text:style-name="T2">SEC. </text:span></text:p>
          </draw:text-box>
        </draw:frame>
        <draw:frame draw:style-name="gr4" draw:text-style-name="P5" draw:layer="layout" svg:width="1.962cm" svg:height="0.391cm" svg:x="10.532cm" svg:y="7.946cm">
          <draw:text-box>
            <text:p text:style-name="P3"><text:span text:style-name="T2">COURSE TITLE </text:span></text:p>
          </draw:text-box>
        </draw:frame>
        <draw:frame draw:style-name="gr4" draw:text-style-name="P5" draw:layer="layout" svg:width="0.777cm" svg:height="0.391cm" svg:x="15.875cm" svg:y="7.946cm">
          <draw:text-box>
            <text:p text:style-name="P3"><text:span text:style-name="T2">DAYS </text:span></text:p>
          </draw:text-box>
        </draw:frame>
        <draw:frame draw:style-name="gr4" draw:text-style-name="P5" draw:layer="layout" svg:width="0.743cm" svg:height="0.391cm" svg:x="17.569cm" svg:y="7.946cm">
          <draw:text-box>
            <text:p text:style-name="P3"><text:span text:style-name="T2">TIME </text:span></text:p>
          </draw:text-box>
        </draw:frame>
        <draw:frame draw:style-name="gr4" draw:text-style-name="P5" draw:layer="layout" svg:width="0.662cm" svg:height="0.391cm" svg:x="18.909cm" svg:y="7.946cm">
          <draw:text-box>
            <text:p text:style-name="P3"><text:span text:style-name="T2">CRS. </text:span></text:p>
          </draw:text-box>
        </draw:frame>
        <draw:frame draw:style-name="gr4" draw:text-style-name="P5" draw:layer="layout" svg:width="1.005cm" svg:height="0.391cm" svg:x="19.58cm" svg:y="7.946cm">
          <draw:text-box>
            <text:p text:style-name="P3"><text:span text:style-name="T2">AUDIT*</text:span></text:p>
          </draw:text-box>
        </draw:frame>
        <draw:frame draw:style-name="gr4" draw:text-style-name="P5" draw:layer="layout" svg:width="0.281cm" svg:height="0.391cm" svg:x="1.058cm" svg:y="8.581cm">
          <draw:text-box>
            <text:p text:style-name="P3"><text:span text:style-name="T2">1.</text:span></text:p>
          </draw:text-box>
        </draw:frame>
        <draw:frame draw:style-name="gr8" draw:text-style-name="P8" draw:layer="layout" svg:width="19.323cm" svg:height="0.433cm" svg:x="1.411cm" svg:y="8.543cm">
          <draw:text-box>
            <text:p text:style-name="P3"><text:span text:style-name="T8"><text:s/></text:span><text:span text:style-name="T8">______________- _______- ____________  ___   <text:s/>________________________________________________________   ___________  <text:s/>__________   ______ </text:span></text:p>
          </draw:text-box>
        </draw:frame>
        <draw:frame draw:style-name="gr6" draw:text-style-name="P6" draw:layer="layout" svg:width="0.422cm" svg:height="0.577cm" svg:x="19.85cm" svg:y="8.43cm">
          <draw:text-box>
            <text:p text:style-name="P3"><text:span text:style-name="T9">❏</text:span></text:p>
          </draw:text-box>
        </draw:frame>
        <draw:frame draw:style-name="gr4" draw:text-style-name="P5" draw:layer="layout" svg:width="0.281cm" svg:height="0.391cm" svg:x="1.058cm" svg:y="9.428cm">
          <draw:text-box>
            <text:p text:style-name="P3"><text:span text:style-name="T2">2.</text:span></text:p>
          </draw:text-box>
        </draw:frame>
        <draw:frame draw:style-name="gr8" draw:text-style-name="P8" draw:layer="layout" svg:width="19.323cm" svg:height="0.433cm" svg:x="1.411cm" svg:y="9.39cm">
          <draw:text-box>
            <text:p text:style-name="P3"><text:span text:style-name="T8"><text:s/></text:span><text:span text:style-name="T8">______________- _______- ____________  ___   <text:s/>________________________________________________________   ___________  <text:s/>__________   ______ </text:span></text:p>
          </draw:text-box>
        </draw:frame>
        <draw:frame draw:style-name="gr6" draw:text-style-name="P6" draw:layer="layout" svg:width="0.422cm" svg:height="0.577cm" svg:x="19.85cm" svg:y="9.277cm">
          <draw:text-box>
            <text:p text:style-name="P3"><text:span text:style-name="T9">❏</text:span></text:p>
          </draw:text-box>
        </draw:frame>
        <draw:frame draw:style-name="gr4" draw:text-style-name="P5" draw:layer="layout" svg:width="0.281cm" svg:height="0.391cm" svg:x="1.058cm" svg:y="10.274cm">
          <draw:text-box>
            <text:p text:style-name="P3"><text:span text:style-name="T2">3.</text:span></text:p>
          </draw:text-box>
        </draw:frame>
        <draw:frame draw:style-name="gr8" draw:text-style-name="P8" draw:layer="layout" svg:width="0.317cm" svg:height="0.433cm" svg:x="1.262cm" svg:y="10.237cm">
          <draw:text-box>
            <text:p text:style-name="P3"><text:span text:style-name="T8"><text:s/></text:span></text:p>
          </draw:text-box>
        </draw:frame>
        <draw:frame draw:style-name="gr8" draw:text-style-name="P8" draw:layer="layout" svg:width="19.323cm" svg:height="0.433cm" svg:x="1.411cm" svg:y="10.237cm">
          <draw:text-box>
            <text:p text:style-name="P3"><text:span text:style-name="T8"><text:s/></text:span><text:span text:style-name="T8">______________- _______- ____________  ___   <text:s/>________________________________________________________   ___________  <text:s/>__________   ______ </text:span></text:p>
          </draw:text-box>
        </draw:frame>
        <draw:frame draw:style-name="gr6" draw:text-style-name="P6" draw:layer="layout" svg:width="0.422cm" svg:height="0.577cm" svg:x="19.85cm" svg:y="10.124cm">
          <draw:text-box>
            <text:p text:style-name="P3"><text:span text:style-name="T9">❏</text:span></text:p>
          </draw:text-box>
        </draw:frame>
        <draw:frame draw:style-name="gr4" draw:text-style-name="P5" draw:layer="layout" svg:width="0.281cm" svg:height="0.391cm" svg:x="1.058cm" svg:y="11.121cm">
          <draw:text-box>
            <text:p text:style-name="P3"><text:span text:style-name="T2">4.</text:span></text:p>
          </draw:text-box>
        </draw:frame>
        <draw:frame draw:style-name="gr8" draw:text-style-name="P8" draw:layer="layout" svg:width="19.489cm" svg:height="0.433cm" svg:x="1.27cm" svg:y="11.083cm">
          <draw:text-box>
            <text:p text:style-name="P3"><text:span text:style-name="T8"><text:s text:c="3"/></text:span><text:span text:style-name="T8">______________- _______- ____________  ___   <text:s/>________________________________________________________   ___________  <text:s/>__________   ______ </text:span></text:p>
          </draw:text-box>
        </draw:frame>
        <draw:frame draw:style-name="gr6" draw:text-style-name="P6" draw:layer="layout" svg:width="0.422cm" svg:height="0.577cm" svg:x="19.85cm" svg:y="10.97cm">
          <draw:text-box>
            <text:p text:style-name="P3"><text:span text:style-name="T9">❏</text:span></text:p>
          </draw:text-box>
        </draw:frame>
        <draw:frame draw:style-name="gr4" draw:text-style-name="P5" draw:layer="layout" svg:width="0.281cm" svg:height="0.391cm" svg:x="1.058cm" svg:y="11.968cm">
          <draw:text-box>
            <text:p text:style-name="P3"><text:span text:style-name="T2">5.</text:span></text:p>
          </draw:text-box>
        </draw:frame>
        <draw:frame draw:style-name="gr8" draw:text-style-name="P8" draw:layer="layout" svg:width="19.323cm" svg:height="0.433cm" svg:x="1.411cm" svg:y="11.93cm">
          <draw:text-box>
            <text:p text:style-name="P3"><text:span text:style-name="T8"><text:s/></text:span><text:span text:style-name="T8">______________- _______- ____________  ___   <text:s/>________________________________________________________   ___________  <text:s/>__________   ______ </text:span></text:p>
          </draw:text-box>
        </draw:frame>
        <draw:frame draw:style-name="gr6" draw:text-style-name="P6" draw:layer="layout" svg:width="0.422cm" svg:height="0.577cm" svg:x="19.85cm" svg:y="11.817cm">
          <draw:text-box>
            <text:p text:style-name="P3"><text:span text:style-name="T9">❏</text:span></text:p>
          </draw:text-box>
        </draw:frame>
        <draw:frame draw:style-name="gr4" draw:text-style-name="P5" draw:layer="layout" svg:width="0.281cm" svg:height="0.391cm" svg:x="1.058cm" svg:y="12.814cm">
          <draw:text-box>
            <text:p text:style-name="P3"><text:span text:style-name="T2">6.</text:span></text:p>
          </draw:text-box>
        </draw:frame>
        <draw:frame draw:style-name="gr8" draw:text-style-name="P8" draw:layer="layout" svg:width="19.489cm" svg:height="0.433cm" svg:x="1.267cm" svg:y="12.777cm">
          <draw:text-box>
            <text:p text:style-name="P3"><text:span text:style-name="T8"><text:s text:c="3"/></text:span><text:span text:style-name="T8">______________- _______- ____________  ___   <text:s/>________________________________________________________   ___________  <text:s/>__________   ______ </text:span></text:p>
          </draw:text-box>
        </draw:frame>
        <draw:frame draw:style-name="gr6" draw:text-style-name="P6" draw:layer="layout" svg:width="0.422cm" svg:height="0.577cm" svg:x="19.85cm" svg:y="12.664cm">
          <draw:text-box>
            <text:p text:style-name="P3"><text:span text:style-name="T9">❏</text:span></text:p>
          </draw:text-box>
        </draw:frame>
        <draw:frame draw:style-name="gr4" draw:text-style-name="P5" draw:layer="layout" svg:width="0.281cm" svg:height="0.391cm" svg:x="1.058cm" svg:y="13.661cm">
          <draw:text-box>
            <text:p text:style-name="P3"><text:span text:style-name="T2">7.</text:span></text:p>
          </draw:text-box>
        </draw:frame>
        <draw:frame draw:style-name="gr8" draw:text-style-name="P8" draw:layer="layout" svg:width="0.317cm" svg:height="0.433cm" svg:x="1.223cm" svg:y="13.623cm">
          <draw:text-box>
            <text:p text:style-name="P3"><text:span text:style-name="T8"><text:s/></text:span></text:p>
          </draw:text-box>
        </draw:frame>
        <draw:frame draw:style-name="gr8" draw:text-style-name="P8" draw:layer="layout" svg:width="19.323cm" svg:height="0.433cm" svg:x="1.411cm" svg:y="13.623cm">
          <draw:text-box>
            <text:p text:style-name="P3"><text:span text:style-name="T8"><text:s/></text:span><text:span text:style-name="T8">______________- _______- ____________  ___   <text:s/>________________________________________________________   ___________  <text:s/>__________   ______ </text:span></text:p>
          </draw:text-box>
        </draw:frame>
        <draw:frame draw:style-name="gr6" draw:text-style-name="P6" draw:layer="layout" svg:width="0.422cm" svg:height="0.577cm" svg:x="19.85cm" svg:y="13.51cm">
          <draw:text-box>
            <text:p text:style-name="P3"><text:span text:style-name="T9">❏</text:span></text:p>
          </draw:text-box>
        </draw:frame>
        <draw:frame draw:style-name="gr4" draw:text-style-name="P5" draw:layer="layout" svg:width="0.281cm" svg:height="0.391cm" svg:x="1.058cm" svg:y="14.508cm">
          <draw:text-box>
            <text:p text:style-name="P3"><text:span text:style-name="T2">8.</text:span></text:p>
          </draw:text-box>
        </draw:frame>
        <draw:frame draw:style-name="gr8" draw:text-style-name="P8" draw:layer="layout" svg:width="19.323cm" svg:height="0.433cm" svg:x="1.411cm" svg:y="14.47cm">
          <draw:text-box>
            <text:p text:style-name="P3"><text:span text:style-name="T8"><text:s/></text:span><text:span text:style-name="T8">______________- _______- ____________  ___   <text:s/>________________________________________________________   ___________  <text:s/>__________   ______ </text:span></text:p>
          </draw:text-box>
        </draw:frame>
        <draw:frame draw:style-name="gr6" draw:text-style-name="P6" draw:layer="layout" svg:width="0.422cm" svg:height="0.577cm" svg:x="19.85cm" svg:y="14.357cm">
          <draw:text-box>
            <text:p text:style-name="P3"><text:span text:style-name="T9">❏</text:span></text:p>
          </draw:text-box>
        </draw:frame>
        <draw:frame draw:style-name="gr4" draw:text-style-name="P5" draw:layer="layout" svg:width="3.042cm" svg:height="0.391cm" svg:x="16.969cm" svg:y="15.249cm">
          <draw:text-box>
            <text:p text:style-name="P3"><text:span text:style-name="T2">TOTAL CREDITS  ______</text:span></text:p>
          </draw:text-box>
        </draw:frame>
        <draw:frame draw:style-name="gr4" draw:text-style-name="P5" draw:layer="layout" svg:width="23.074cm" svg:height="0.391cm" svg:x="1.058cm" svg:y="15.728cm">
          <draw:text-box>
            <text:p text:style-name="P3"><text:span text:style-name="T10">* A student may audit a course with the permission of their advisor and payment (if applicable) of an audit fee. An auditor does not receive a grade; an AU is recorded on the transcript </text:span></text:p>
          </draw:text-box>
        </draw:frame>
        <draw:frame draw:style-name="gr4" draw:text-style-name="P5" draw:layer="layout" svg:width="22.159cm" svg:height="0.391cm" svg:x="1.217cm" svg:y="16.067cm">
          <draw:text-box>
            <text:p text:style-name="P3"><text:span text:style-name="T10">in place of the grade if the auditor has maintained a satisfactory course attendance (75% class attendance) and completed the appropriate assignments. If the student does not </text:span></text:p>
          </draw:text-box>
        </draw:frame>
        <draw:frame draw:style-name="gr4" draw:text-style-name="P5" draw:layer="layout" svg:width="21.308cm" svg:height="0.391cm" svg:x="1.217cm" svg:y="16.406cm">
          <draw:text-box>
            <text:p text:style-name="P3"><text:span text:style-name="T10">meet requirements, a final grade of F may be awarded. No changes in registration from credit to audit or from audit to credit will be permitted after the add/drop period.</text:span></text:p>
          </draw:text-box>
        </draw:frame>
        <draw:frame draw:style-name="gr8" draw:text-style-name="P8" draw:layer="layout" svg:width="22.748cm" svg:height="0.433cm" svg:x="1.058cm" svg:y="16.855cm">
          <draw:text-box>
            <text:p text:style-name="P3"><text:span text:style-name="T8">I would like to take the following courses for continuing education units (CEU). I understand there will be no credit hours awarded and permission of the </text:span></text:p>
          </draw:text-box>
        </draw:frame>
        <draw:frame draw:style-name="gr8" draw:text-style-name="P8" draw:layer="layout" svg:width="8.744cm" svg:height="0.433cm" svg:x="1.058cm" svg:y="17.236cm">
          <draw:text-box>
            <text:p text:style-name="P3"><text:span text:style-name="T8">academic unit head is needed before enrolling in the class.</text:span></text:p>
          </draw:text-box>
        </draw:frame>
        <draw:frame draw:style-name="gr4" draw:text-style-name="P5" draw:layer="layout" svg:width="0.645cm" svg:height="0.391cm" svg:x="2.112cm" svg:y="17.909cm">
          <draw:text-box>
            <text:p text:style-name="P3"><text:span text:style-name="T2">CRN </text:span></text:p>
          </draw:text-box>
        </draw:frame>
        <draw:frame draw:style-name="gr4" draw:text-style-name="P5" draw:layer="layout" svg:width="0.988cm" svg:height="0.391cm" svg:x="3.545cm" svg:y="17.909cm">
          <draw:text-box>
            <text:p text:style-name="P3"><text:span text:style-name="T2">PREFIX </text:span></text:p>
          </draw:text-box>
        </draw:frame>
        <draw:frame draw:style-name="gr4" draw:text-style-name="P5" draw:layer="layout" svg:width="1.759cm" svg:height="0.391cm" svg:x="4.688cm" svg:y="17.909cm">
          <draw:text-box>
            <text:p text:style-name="P3"><text:span text:style-name="T2">COURSE NO. </text:span></text:p>
          </draw:text-box>
        </draw:frame>
        <draw:frame draw:style-name="gr4" draw:text-style-name="P5" draw:layer="layout" svg:width="0.641cm" svg:height="0.391cm" svg:x="6.59cm" svg:y="17.909cm">
          <draw:text-box>
            <text:p text:style-name="P3"><text:span text:style-name="T2">SEC. </text:span></text:p>
          </draw:text-box>
        </draw:frame>
        <draw:frame draw:style-name="gr4" draw:text-style-name="P5" draw:layer="layout" svg:width="1.962cm" svg:height="0.391cm" svg:x="10.532cm" svg:y="17.909cm">
          <draw:text-box>
            <text:p text:style-name="P3"><text:span text:style-name="T2">COURSE TITLE </text:span></text:p>
          </draw:text-box>
        </draw:frame>
        <draw:frame draw:style-name="gr4" draw:text-style-name="P5" draw:layer="layout" svg:width="0.777cm" svg:height="0.391cm" svg:x="15.875cm" svg:y="17.909cm">
          <draw:text-box>
            <text:p text:style-name="P3"><text:span text:style-name="T2">DAYS </text:span></text:p>
          </draw:text-box>
        </draw:frame>
        <draw:frame draw:style-name="gr4" draw:text-style-name="P5" draw:layer="layout" svg:width="0.667cm" svg:height="0.391cm" svg:x="17.392cm" svg:y="17.909cm">
          <draw:text-box>
            <text:p text:style-name="P3"><text:span text:style-name="T2">TIME</text:span></text:p>
          </draw:text-box>
        </draw:frame>
        <draw:frame draw:style-name="gr4" draw:text-style-name="P5" draw:layer="layout" svg:width="0.281cm" svg:height="0.391cm" svg:x="1.058cm" svg:y="18.579cm">
          <draw:text-box>
            <text:p text:style-name="P3"><text:span text:style-name="T2">1.</text:span></text:p>
          </draw:text-box>
        </draw:frame>
        <draw:frame draw:style-name="gr8" draw:text-style-name="P8" draw:layer="layout" svg:width="17.849cm" svg:height="0.433cm" svg:x="1.411cm" svg:y="18.541cm">
          <draw:text-box>
            <text:p text:style-name="P3"><text:span text:style-name="T8"><text:s/></text:span><text:span text:style-name="T8">______________- _______- ____________  ___   <text:s/>_________________________________________________________   _________   __________</text:span></text:p>
          </draw:text-box>
        </draw:frame>
        <draw:frame draw:style-name="gr4" draw:text-style-name="P5" draw:layer="layout" svg:width="0.281cm" svg:height="0.391cm" svg:x="1.058cm" svg:y="19.425cm">
          <draw:text-box>
            <text:p text:style-name="P3"><text:span text:style-name="T2">2.</text:span></text:p>
          </draw:text-box>
        </draw:frame>
        <draw:frame draw:style-name="gr8" draw:text-style-name="P8" draw:layer="layout" svg:width="17.849cm" svg:height="0.433cm" svg:x="1.411cm" svg:y="19.388cm">
          <draw:text-box>
            <text:p text:style-name="P3"><text:span text:style-name="T8"><text:s/></text:span><text:span text:style-name="T8">______________- _______- ____________  ___   <text:s/>_________________________________________________________   _________   __________</text:span></text:p>
          </draw:text-box>
        </draw:frame>
        <draw:frame draw:style-name="gr4" draw:text-style-name="P5" draw:layer="layout" svg:width="0.281cm" svg:height="0.391cm" svg:x="1.058cm" svg:y="20.272cm">
          <draw:text-box>
            <text:p text:style-name="P3"><text:span text:style-name="T2">3.</text:span></text:p>
          </draw:text-box>
        </draw:frame>
        <draw:frame draw:style-name="gr8" draw:text-style-name="P8" draw:layer="layout" svg:width="0.317cm" svg:height="0.433cm" svg:x="1.262cm" svg:y="20.234cm">
          <draw:text-box>
            <text:p text:style-name="P3"><text:span text:style-name="T8"><text:s/></text:span></text:p>
          </draw:text-box>
        </draw:frame>
        <draw:polygon draw:style-name="gr9" draw:text-style-name="P9" draw:layer="layout" svg:width="19.43cm" svg:height="0.459cm" svg:x="1.084cm" svg:y="24.13cm" svg:viewBox="0 0 19431 460" draw:points="0,460 19431,460 19431,0 0,0">
          <text:p/>
        </draw:polygon>
        <draw:frame draw:style-name="gr8" draw:text-style-name="P8" draw:layer="layout" svg:width="17.849cm" svg:height="0.433cm" svg:x="1.411cm" svg:y="20.234cm">
          <draw:text-box>
            <text:p text:style-name="P3"><text:span text:style-name="T8"><text:s/></text:span><text:span text:style-name="T8">______________- _______- ____________  ___   <text:s/>_________________________________________________________   _________   __________</text:span></text:p>
          </draw:text-box>
        </draw:frame>
        <draw:polygon draw:style-name="gr10" draw:text-style-name="P2" draw:layer="layout" svg:width="19.43cm" svg:height="0.459cm" svg:x="1.084cm" svg:y="24.13cm" svg:viewBox="0 0 19431 460" draw:points="0,460 19431,460 19431,0 0,0">
          <text:p/>
        </draw:polygon>
        <draw:frame draw:style-name="gr8" draw:text-style-name="P8" draw:layer="layout" svg:width="3.469cm" svg:height="0.433cm" svg:x="9.3cm" svg:y="24.145cm">
          <draw:text-box>
            <text:p text:style-name="P3"><text:span text:style-name="T11">FOR OFFICE USE ONLY</text:span></text:p>
          </draw:text-box>
        </draw:frame>
        <draw:frame draw:style-name="gr4" draw:text-style-name="P5" draw:layer="layout" svg:width="6.158cm" svg:height="0.391cm" svg:x="1.058cm" svg:y="3.175cm">
          <draw:text-box>
            <text:p text:style-name="P3"><text:span text:style-name="T12">PLEASE CHECK </text:span><text:span text:style-name="T2">Year ____________  Semester </text:span></text:p>
          </draw:text-box>
        </draw:frame>
        <draw:frame draw:style-name="gr6" draw:text-style-name="P6" draw:layer="layout" svg:width="0.422cm" svg:height="0.577cm" svg:x="6.703cm" svg:y="3.024cm">
          <draw:text-box>
            <text:p text:style-name="P3"><text:span text:style-name="T9">❏</text:span></text:p>
          </draw:text-box>
        </draw:frame>
        <draw:frame draw:style-name="gr4" draw:text-style-name="P5" draw:layer="layout" svg:width="1.09cm" svg:height="0.391cm" svg:x="7.025cm" svg:y="3.175cm">
          <draw:text-box>
            <text:p text:style-name="P3"><text:span text:style-name="T2"><text:s/></text:span><text:span text:style-name="T2">Fall  </text:span></text:p>
          </draw:text-box>
        </draw:frame>
        <draw:frame draw:style-name="gr6" draw:text-style-name="P6" draw:layer="layout" svg:width="0.422cm" svg:height="0.577cm" svg:x="8.01cm" svg:y="3.024cm">
          <draw:text-box>
            <text:p text:style-name="P3"><text:span text:style-name="T9">❏</text:span></text:p>
          </draw:text-box>
        </draw:frame>
        <draw:frame draw:style-name="gr4" draw:text-style-name="P5" draw:layer="layout" svg:width="1.51cm" svg:height="0.391cm" svg:x="8.333cm" svg:y="3.175cm">
          <draw:text-box>
            <text:p text:style-name="P3"><text:span text:style-name="T2"><text:s/></text:span><text:span text:style-name="T2">Spring</text:span><text:span text:style-name="T12"> </text:span><text:span text:style-name="T2"> </text:span></text:p>
          </draw:text-box>
        </draw:frame>
        <draw:frame draw:style-name="gr6" draw:text-style-name="P6" draw:layer="layout" svg:width="0.422cm" svg:height="0.577cm" svg:x="9.677cm" svg:y="3.024cm">
          <draw:text-box>
            <text:p text:style-name="P3"><text:span text:style-name="T9">❏</text:span></text:p>
          </draw:text-box>
        </draw:frame>
        <draw:frame draw:style-name="gr4" draw:text-style-name="P5" draw:layer="layout" svg:width="1.285cm" svg:height="0.391cm" svg:x="9.999cm" svg:y="3.175cm">
          <draw:text-box>
            <text:p text:style-name="P3"><text:span text:style-name="T2"><text:s/></text:span><text:span text:style-name="T2">Summer </text:span></text:p>
          </draw:text-box>
        </draw:frame>
        <draw:polygon draw:style-name="gr9" draw:text-style-name="P9" draw:layer="layout" svg:width="19.473cm" svg:height="1.306cm" svg:x="1.058cm" svg:y="21.448cm" svg:viewBox="0 0 19474 1307" draw:points="0,1307 19474,1307 19474,0 0,0">
          <text:p/>
        </draw:polygon>
        <draw:frame draw:style-name="gr4" draw:text-style-name="P5" draw:layer="layout" svg:width="6.318cm" svg:height="0.391cm" svg:x="14.57cm" svg:y="3.175cm">
          <draw:text-box>
            <text:p text:style-name="P3"><text:span text:style-name="T2">DATE ____________________________________________</text:span></text:p>
          </draw:text-box>
        </draw:frame>
        <draw:frame draw:style-name="gr8" draw:text-style-name="P8" draw:layer="layout" svg:width="19.399cm" svg:height="0.433cm" svg:x="2.772cm" svg:y="21.465cm">
          <draw:text-box>
            <text:p text:style-name="P3"><text:span text:style-name="T8">Students are responsible for meeting all published prerequisite requirements for their registered courses to ensure they have the </text:span></text:p>
          </draw:text-box>
        </draw:frame>
        <draw:frame draw:style-name="gr8" draw:text-style-name="P8" draw:layer="layout" svg:width="20.377cm" svg:height="0.433cm" svg:x="2.359cm" svg:y="21.846cm">
          <draw:text-box>
            <text:p text:style-name="P3"><text:span text:style-name="T8">background necessary for successful performance. A student who fails or drops a prerequisite course after registration for the following </text:span></text:p>
          </draw:text-box>
        </draw:frame>
        <draw:polygon draw:style-name="gr9" draw:text-style-name="P9" draw:layer="layout" svg:width="19.473cm" svg:height="0.476cm" svg:x="1.058cm" svg:y="7.196cm" svg:viewBox="0 0 19474 477" draw:points="0,477 19474,477 19474,0 0,0">
          <text:p/>
        </draw:polygon>
        <draw:frame draw:style-name="gr8" draw:text-style-name="P8" draw:layer="layout" svg:width="18.167cm" svg:height="0.433cm" svg:x="3.228cm" svg:y="22.227cm">
          <draw:text-box>
            <text:p text:style-name="P3"><text:span text:style-name="T8">term, must, in consultation with their advisor, submit a Change in Registration Status form to add the prerequisite course.</text:span></text:p>
          </draw:text-box>
        </draw:frame>
        <draw:frame draw:style-name="gr8" draw:text-style-name="P8" draw:layer="layout" svg:width="3.693cm" svg:height="0.433cm" svg:x="9.229cm" svg:y="7.22cm">
          <draw:text-box>
            <text:p text:style-name="P3"><text:span text:style-name="T11">COURSE INFORMATION</text:span></text:p>
          </draw:text-box>
        </draw:frame>
        <draw:frame draw:style-name="gr4" draw:text-style-name="P5" draw:layer="layout" svg:width="20.728cm" svg:height="0.391cm" svg:x="1.058cm" svg:y="24.897cm">
          <draw:text-box>
            <text:p text:style-name="P3"><text:span text:style-name="T2">Processed By <text:s/>______________________________________________________________________________________________________  Date _______________________________________</text:span></text:p>
          </draw:text-box>
        </draw:frame>
        <draw:frame draw:style-name="gr4" draw:text-style-name="P5" draw:layer="layout" svg:width="3.304cm" svg:height="0.391cm" svg:x="1.058cm" svg:y="22.904cm">
          <draw:text-box>
            <text:p text:style-name="P3"><text:span text:style-name="T4">REQUIRED SIGNATURES</text:span></text:p>
          </draw:text-box>
        </draw:frame>
        <draw:polygon draw:style-name="gr9" draw:text-style-name="P9" draw:layer="layout" svg:width="19.473cm" svg:height="0.494cm" svg:x="1.058cm" svg:y="3.951cm" svg:viewBox="0 0 19474 495" draw:points="0,495 19474,495 19474,0 0,0">
          <text:p/>
        </draw:polygon>
        <draw:frame draw:style-name="gr4" draw:text-style-name="P5" draw:layer="layout" svg:width="18.311cm" svg:height="0.391cm" svg:x="1.058cm" svg:y="23.504cm">
          <draw:text-box>
            <text:p text:style-name="P3"><text:span text:style-name="T2">Student <text:s/>______Paul Carmody______________________________  Academic Advisor _______________________________________________________________</text:span></text:p>
          </draw:text-box>
        </draw:frame>
        <draw:frame draw:style-name="gr8" draw:text-style-name="P8" draw:layer="layout" svg:width="3.892cm" svg:height="0.433cm" svg:x="9.155cm" svg:y="3.984cm">
          <draw:text-box>
            <text:p text:style-name="P3"><text:span text:style-name="T11">STUDENT INFORMATION</text:span></text:p>
          </draw:text-box>
        </draw:frame>
        <draw:frame draw:style-name="gr11" draw:text-style-name="P10" draw:layer="layout" svg:width="5.611cm" svg:height="0.48cm" svg:x="15.452cm" svg:y="0.983cm">
          <draw:text-box>
            <text:p text:style-name="P3"><text:span text:style-name="T13">KEEP A COPY FOR YOUR RECORDS</text:span></text:p>
          </draw:text-box>
        </draw:frame>
        <draw:frame draw:style-name="gr12" draw:text-style-name="P11" draw:layer="layout" svg:width="1.251cm" svg:height="0.564cm" svg:x="3.665cm" svg:y="2.981cm">
          <draw:text-box>
            <text:p text:style-name="P3"><text:span text:style-name="T14">2025</text:span></text:p>
          </draw:text-box>
        </draw:frame>
        <draw:polygon draw:style-name="gr13" draw:text-style-name="P12" draw:layer="layout" svg:width="0.199cm" svg:height="0.157cm" svg:x="6.764cm" svg:y="3.263cm" svg:viewBox="0 0 200 158" draw:points="0,158 200,158 200,0 0,0">
          <text:p/>
        </draw:polygon>
        <draw:frame draw:style-name="gr14" draw:text-style-name="P13" draw:layer="layout" svg:width="1.763cm" svg:height="0.636cm" svg:x="15.26cm" svg:y="2.958cm">
          <draw:text-box>
            <text:p text:style-name="P3"><text:span text:style-name="T15">8/5/25</text:span></text:p>
          </draw:text-box>
        </draw:frame>
        <draw:frame draw:style-name="gr15" draw:text-style-name="P14" draw:layer="layout" svg:width="4.066cm" svg:height="0.814cm" svg:x="3.064cm" svg:y="4.428cm">
          <draw:text-box>
            <text:p text:style-name="P3"><text:span text:style-name="T16">904066871</text:span></text:p>
          </draw:text-box>
        </draw:frame>
        <draw:frame draw:style-name="gr4" draw:text-style-name="P5" draw:layer="layout" svg:width="2.631cm" svg:height="0.285cm" svg:x="9.706cm" svg:y="4.655cm">
          <draw:text-box>
            <text:p text:style-name="P3"><text:span text:style-name="T17">Applied Mathematics</text:span></text:p>
          </draw:text-box>
        </draw:frame>
        <draw:frame draw:style-name="gr15" draw:text-style-name="P14" draw:layer="layout" svg:width="5.061cm" svg:height="0.814cm" svg:x="14.9cm" svg:y="4.428cm">
          <draw:text-box>
            <text:p text:style-name="P3"><text:span text:style-name="T16">650-954-5144</text:span></text:p>
          </draw:text-box>
        </draw:frame>
        <draw:frame draw:style-name="gr16" draw:text-style-name="P15" draw:layer="layout" svg:width="4.942cm" svg:height="0.67cm" svg:x="2.941cm" svg:y="5.26cm">
          <draw:text-box>
            <text:p text:style-name="P3"><text:span text:style-name="T18">Carmody, Paul J</text:span></text:p>
          </draw:text-box>
        </draw:frame>
        <draw:frame draw:style-name="gr17" draw:text-style-name="P16" draw:layer="layout" svg:width="5.924cm" svg:height="0.496cm" svg:x="3.559cm" svg:y="6.215cm">
          <draw:text-box>
            <text:p text:style-name="P3"><text:span text:style-name="T19">pcarmody2024@my.fit.edu</text:span></text:p>
          </draw:text-box>
        </draw:frame>
        <draw:frame draw:style-name="gr18" draw:text-style-name="P17" draw:layer="layout" svg:width="1.67cm" svg:height="0.602cm" svg:x="1.535cm" svg:y="8.407cm">
          <draw:text-box>
            <text:p text:style-name="P3"><text:span text:style-name="T20">86475</text:span></text:p>
          </draw:text-box>
        </draw:frame>
        <draw:frame draw:style-name="gr11" draw:text-style-name="P10" draw:layer="layout" svg:width="0.76cm" svg:height="0.352cm" svg:x="3.576cm" svg:y="8.488cm">
          <draw:text-box>
            <text:p text:style-name="P3"><text:span text:style-name="T21">MTH</text:span></text:p>
          </draw:text-box>
        </draw:frame>
        <draw:frame draw:style-name="gr18" draw:text-style-name="P17" draw:layer="layout" svg:width="1.336cm" svg:height="0.602cm" svg:x="4.664cm" svg:y="8.407cm">
          <draw:text-box>
            <text:p text:style-name="P3"><text:span text:style-name="T20">5315</text:span></text:p>
          </draw:text-box>
        </draw:frame>
        <draw:frame draw:style-name="gr6" draw:text-style-name="P6" draw:layer="layout" svg:width="0.472cm" svg:height="0.424cm" svg:x="6.582cm" svg:y="8.465cm">
          <draw:text-box>
            <text:p text:style-name="P3"><text:span text:style-name="T22">01</text:span></text:p>
          </draw:text-box>
        </draw:frame>
        <draw:frame draw:style-name="gr18" draw:text-style-name="P17" draw:layer="layout" svg:width="6.348cm" svg:height="0.602cm" svg:x="7.652cm" svg:y="8.407cm">
          <draw:text-box>
            <text:p text:style-name="P3"><text:span text:style-name="T20">Num. Methods for PDE.</text:span></text:p>
          </draw:text-box>
        </draw:frame>
        <draw:frame draw:style-name="gr18" draw:text-style-name="P17" draw:layer="layout" svg:width="0.599cm" svg:height="0.602cm" svg:x="15.535cm" svg:y="8.407cm">
          <draw:text-box>
            <text:p text:style-name="P3"><text:span text:style-name="T20">2</text:span></text:p>
          </draw:text-box>
        </draw:frame>
        <draw:frame draw:style-name="gr7" draw:text-style-name="P7" draw:layer="layout" svg:width="1.175cm" svg:height="0.247cm" svg:x="17.3cm" svg:y="8.523cm">
          <draw:text-box>
            <text:p text:style-name="P3"><text:span text:style-name="T23">TTH2-3:15</text:span></text:p>
          </draw:text-box>
        </draw:frame>
        <draw:polygon draw:style-name="gr19" draw:text-style-name="P18" draw:layer="layout" svg:width="0.309cm" svg:height="0.309cm" svg:x="19.842cm" svg:y="8.567cm" svg:viewBox="0 0 310 310" draw:points="0,310 310,310 310,0 0,0">
          <text:p/>
        </draw:polygon>
        <draw:polygon draw:style-name="gr20" draw:text-style-name="P2" draw:layer="layout" svg:width="0.273cm" svg:height="0.274cm" svg:x="19.86cm" svg:y="8.585cm" svg:viewBox="0 0 274 275" draw:points="0,275 274,275 274,0 0,0">
          <text:p/>
        </draw:polygon>
        <draw:frame draw:style-name="gr18" draw:text-style-name="P17" draw:layer="layout" svg:width="0.599cm" svg:height="0.602cm" svg:x="18.93cm" svg:y="8.407cm">
          <draw:text-box>
            <text:p text:style-name="P3"><text:span text:style-name="T20">3</text:span></text:p>
          </draw:text-box>
        </draw:frame>
        <draw:frame draw:style-name="gr18" draw:text-style-name="P17" draw:layer="layout" svg:width="1.67cm" svg:height="0.602cm" svg:x="1.535cm" svg:y="9.141cm">
          <draw:text-box>
            <text:p text:style-name="P3"><text:span text:style-name="T20">89223</text:span></text:p>
          </draw:text-box>
        </draw:frame>
        <draw:frame draw:style-name="gr11" draw:text-style-name="P10" draw:layer="layout" svg:width="0.76cm" svg:height="0.352cm" svg:x="3.576cm" svg:y="9.223cm">
          <draw:text-box>
            <text:p text:style-name="P3"><text:span text:style-name="T21">MTH</text:span></text:p>
          </draw:text-box>
        </draw:frame>
        <draw:frame draw:style-name="gr14" draw:text-style-name="P13" draw:layer="layout" svg:width="1.412cm" svg:height="0.636cm" svg:x="4.664cm" svg:y="9.13cm">
          <draw:text-box>
            <text:p text:style-name="P3"><text:span text:style-name="T15">5050</text:span></text:p>
          </draw:text-box>
        </draw:frame>
        <draw:frame draw:style-name="gr6" draw:text-style-name="P6" draw:layer="layout" svg:width="0.472cm" svg:height="0.424cm" svg:x="6.582cm" svg:y="9.199cm">
          <draw:text-box>
            <text:p text:style-name="P3"><text:span text:style-name="T22">01</text:span></text:p>
          </draw:text-box>
        </draw:frame>
        <draw:frame draw:style-name="gr21" draw:text-style-name="P19" draw:layer="layout" svg:width="7.364cm" svg:height="0.776cm" svg:x="7.652cm" svg:y="9.083cm">
          <draw:text-box>
            <text:p text:style-name="P3"><text:span text:style-name="T24">Differential Equations</text:span></text:p>
          </draw:text-box>
        </draw:frame>
        <draw:frame draw:style-name="gr15" draw:text-style-name="P14" draw:layer="layout" svg:width="0.81cm" svg:height="0.814cm" svg:x="15.535cm" svg:y="9.072cm">
          <draw:text-box>
            <text:p text:style-name="P3"><text:span text:style-name="T16">2</text:span></text:p>
          </draw:text-box>
        </draw:frame>
        <draw:frame draw:style-name="gr3" draw:text-style-name="P4" draw:layer="layout" svg:width="1.213cm" svg:height="0.213cm" svg:x="17.3cm" svg:y="9.269cm">
          <draw:text-box>
            <text:p text:style-name="P3"><text:span text:style-name="T25">MW10-11:15</text:span></text:p>
          </draw:text-box>
        </draw:frame>
        <draw:polygon draw:style-name="gr19" draw:text-style-name="P18" draw:layer="layout" svg:width="0.309cm" svg:height="0.309cm" svg:x="19.842cm" svg:y="9.409cm" svg:viewBox="0 0 310 310" draw:points="0,310 310,310 310,0 0,0">
          <text:p/>
        </draw:polygon>
        <draw:polygon draw:style-name="gr20" draw:text-style-name="P2" draw:layer="layout" svg:width="0.273cm" svg:height="0.274cm" svg:x="19.86cm" svg:y="9.427cm" svg:viewBox="0 0 274 275" draw:points="0,275 274,275 274,0 0,0">
          <text:p/>
        </draw:polygon>
        <draw:polygon draw:style-name="gr19" draw:text-style-name="P18" draw:layer="layout" svg:width="0.309cm" svg:height="0.309cm" svg:x="19.842cm" svg:y="10.24cm" svg:viewBox="0 0 310 310" draw:points="0,310 310,310 310,0 0,0">
          <text:p/>
        </draw:polygon>
        <draw:polygon draw:style-name="gr20" draw:text-style-name="P2" draw:layer="layout" svg:width="0.273cm" svg:height="0.274cm" svg:x="19.86cm" svg:y="10.258cm" svg:viewBox="0 0 274 275" draw:points="0,275 274,275 274,0 0,0">
          <text:p/>
        </draw:polygon>
        <draw:polygon draw:style-name="gr19" draw:text-style-name="P18" draw:layer="layout" svg:width="0.309cm" svg:height="0.309cm" svg:x="19.842cm" svg:y="11.061cm" svg:viewBox="0 0 310 310" draw:points="0,310 310,310 310,0 0,0">
          <text:p/>
        </draw:polygon>
        <draw:polygon draw:style-name="gr20" draw:text-style-name="P2" draw:layer="layout" svg:width="0.273cm" svg:height="0.273cm" svg:x="19.86cm" svg:y="11.079cm" svg:viewBox="0 0 274 274" draw:points="0,274 274,274 274,0 0,0">
          <text:p/>
        </draw:polygon>
        <draw:polygon draw:style-name="gr19" draw:text-style-name="P18" draw:layer="layout" svg:width="0.309cm" svg:height="0.309cm" svg:x="19.842cm" svg:y="11.935cm" svg:viewBox="0 0 310 310" draw:points="0,310 310,310 310,0 0,0">
          <text:p/>
        </draw:polygon>
        <draw:polygon draw:style-name="gr20" draw:text-style-name="P2" draw:layer="layout" svg:width="0.273cm" svg:height="0.274cm" svg:x="19.86cm" svg:y="11.952cm" svg:viewBox="0 0 274 275" draw:points="0,275 274,275 274,0 0,0">
          <text:p/>
        </draw:polygon>
        <draw:polygon draw:style-name="gr19" draw:text-style-name="P18" draw:layer="layout" svg:width="0.309cm" svg:height="0.309cm" svg:x="19.842cm" svg:y="12.766cm" svg:viewBox="0 0 310 310" draw:points="0,310 310,310 310,0 0,0">
          <text:p/>
        </draw:polygon>
        <draw:polygon draw:style-name="gr20" draw:text-style-name="P2" draw:layer="layout" svg:width="0.273cm" svg:height="0.273cm" svg:x="19.86cm" svg:y="12.784cm" svg:viewBox="0 0 274 274" draw:points="0,274 274,274 274,0 0,0">
          <text:p/>
        </draw:polygon>
        <draw:polygon draw:style-name="gr19" draw:text-style-name="P18" draw:layer="layout" svg:width="0.309cm" svg:height="0.309cm" svg:x="19.842cm" svg:y="13.651cm" svg:viewBox="0 0 310 310" draw:points="0,310 310,310 310,0 0,0">
          <text:p/>
        </draw:polygon>
        <draw:polygon draw:style-name="gr20" draw:text-style-name="P2" draw:layer="layout" svg:width="0.273cm" svg:height="0.274cm" svg:x="19.86cm" svg:y="13.668cm" svg:viewBox="0 0 274 275" draw:points="0,275 274,275 274,0 0,0">
          <text:p/>
        </draw:polygon>
        <draw:polygon draw:style-name="gr19" draw:text-style-name="P18" draw:layer="layout" svg:width="0.309cm" svg:height="0.309cm" svg:x="19.842cm" svg:y="14.471cm" svg:viewBox="0 0 310 310" draw:points="0,310 310,310 310,0 0,0">
          <text:p/>
        </draw:polygon>
        <draw:polygon draw:style-name="gr20" draw:text-style-name="P2" draw:layer="layout" svg:width="0.273cm" svg:height="0.274cm" svg:x="19.86cm" svg:y="14.489cm" svg:viewBox="0 0 274 275" draw:points="0,275 274,275 274,0 0,0">
          <text:p/>
        </draw:polygon>
        <draw:frame draw:style-name="gr15" draw:text-style-name="P14" draw:layer="layout" svg:width="0.81cm" svg:height="0.814cm" svg:x="18.93cm" svg:y="9.072cm">
          <draw:text-box>
            <text:p text:style-name="P3"><text:span text:style-name="T16">3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entonSans" svg:font-family="BentonSans"/>
    <style:font-face style:name="BentonSansCondensed" svg:font-family="BentonSansCondensed"/>
    <style:font-face style:name="BentonSansCondensed-Book" svg:font-family="BentonSansCondensed-Book"/>
    <style:font-face style:name="DejaVu Sans" svg:font-family="'DejaVu Sans'" style:font-family-generic="system" style:font-pitch="variable"/>
    <style:font-face style:name="Helvetica" svg:font-family="Helvetic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ZapfDingbatsITC" svg:font-family="ZapfDingbatsITC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9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8-07T12:42:41.260459836</dc:date>
    <meta:editing-duration>PT51S</meta:editing-duration>
    <meta:editing-cycles>1</meta:editing-cycles>
    <meta:document-statistic meta:object-count="177"/>
    <meta:generator>LibreOffice/24.2.7.2$Linux_X86_64 LibreOffice_project/420$Build-2</meta:generator>
  </office:meta>
</office:document-meta>
</file>